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>
            <text:p>Vehmaard</text:p>
          </table:table-cell>
          <table:table-cell table:formula="of:=[.D1]-[.C1]" office:value-type="float" office:value="89536">
            <text:p>89536</text:p>
          </table:table-cell>
          <table:table-cell office:value-type="float" office:value="1710464">
            <text:p>1710464</text:p>
          </table:table-cell>
          <table:table-cell office:value-type="float" office:value="1800000">
            <text:p>1800000</text:p>
          </table:table-cell>
          <table:table-cell office:value-type="float" office:value="7">
            <text:p>7</text:p>
          </table:table-cell>
          <table:table-cell office:value-type="string">
            <text:p>Geomancer</text:p>
          </table:table-cell>
        </table:table-row>
        <table:table-row table:style-name="ro1">
          <table:table-cell office:value-type="string">
            <text:p>Pah Kahr</text:p>
          </table:table-cell>
          <table:table-cell table:formula="of:=[.D2]-[.C2]" office:value-type="float" office:value="399475">
            <text:p>399475</text:p>
          </table:table-cell>
          <table:table-cell office:value-type="float" office:value="9430525">
            <text:p>9430525</text:p>
          </table:table-cell>
          <table:table-cell office:value-type="float" office:value="9830000">
            <text:p>9830000</text:p>
          </table:table-cell>
          <table:table-cell office:value-type="float" office:value="36">
            <text:p>36</text:p>
          </table:table-cell>
          <table:table-cell office:value-type="string">
            <text:p>Monk</text:p>
          </table:table-cell>
        </table:table-row>
        <table:table-row table:style-name="ro1">
          <table:table-cell office:value-type="string">
            <text:p>Uoach</text:p>
          </table:table-cell>
          <table:table-cell table:formula="of:=[.D3]-[.C3]" office:value-type="float" office:value="3200944">
            <text:p>3200944</text:p>
          </table:table-cell>
          <table:table-cell office:value-type="float" office:value="6199056">
            <text:p>6199056</text:p>
          </table:table-cell>
          <table:table-cell office:value-type="float" office:value="9400000">
            <text:p>9400000</text:p>
          </table:table-cell>
          <table:table-cell office:value-type="float" office:value="35">
            <text:p>35</text:p>
          </table:table-cell>
          <table:table-cell office:value-type="string">
            <text:p>Hunter</text:p>
          </table:table-cell>
        </table:table-row>
        <table:table-row table:style-name="ro2">
          <table:table-cell office:value-type="string">
            <text:p>Cobble</text:p>
          </table:table-cell>
          <table:table-cell table:formula="of:=[.D4]-[.C4]" office:value-type="float" office:value="339099">
            <text:p>339099</text:p>
          </table:table-cell>
          <table:table-cell office:value-type="float" office:value="9460901">
            <text:p>9460901</text:p>
          </table:table-cell>
          <table:table-cell office:value-type="float" office:value="9800000">
            <text:p>9800000</text:p>
          </table:table-cell>
          <table:table-cell office:value-type="float" office:value="36">
            <text:p>36</text:p>
          </table:table-cell>
          <table:table-cell office:value-type="string">
            <text:p>Bard</text:p>
          </table:table-cell>
        </table:table-row>
        <table:table-row table:style-name="ro1">
          <table:table-cell office:value-type="string">
            <text:p>Kahl</text:p>
          </table:table-cell>
          <table:table-cell table:formula="of:=[.D5]-[.C5]" office:value-type="float" office:value="88396">
            <text:p>88396</text:p>
          </table:table-cell>
          <table:table-cell office:value-type="float" office:value="3711604">
            <text:p>3711604</text:p>
          </table:table-cell>
          <table:table-cell office:value-type="float" office:value="3800000">
            <text:p>3800000</text:p>
          </table:table-cell>
          <table:table-cell office:value-type="float" office:value="14">
            <text:p>14</text:p>
          </table:table-cell>
          <table:table-cell office:value-type="string">
            <text:p>Chronomancer</text:p>
          </table:table-cell>
        </table:table-row>
        <table:table-row table:style-name="ro1">
          <table:table-cell office:value-type="string">
            <text:p>Tzaer</text:p>
          </table:table-cell>
          <table:table-cell table:formula="of:=[.D6]-[.C6]" office:value-type="float" office:value="288396">
            <text:p>288396</text:p>
          </table:table-cell>
          <table:table-cell office:value-type="float" office:value="15911604">
            <text:p>15911604</text:p>
          </table:table-cell>
          <table:table-cell office:value-type="float" office:value="16200000">
            <text:p>16200000</text:p>
          </table:table-cell>
          <table:table-cell office:value-type="float" office:value="45">
            <text:p>45</text:p>
          </table:table-cell>
          <table:table-cell office:value-type="string">
            <text:p>Archmage</text:p>
          </table:table-cell>
        </table:table-row>
        <table:table-row table:style-name="ro1">
          <table:table-cell office:value-type="string">
            <text:p>Talia</text:p>
          </table:table-cell>
          <table:table-cell table:formula="of:=[.D7]-[.C7]" office:value-type="float" office:value="155490">
            <text:p>155490</text:p>
          </table:table-cell>
          <table:table-cell office:value-type="float" office:value="12444510">
            <text:p>12444510</text:p>
          </table:table-cell>
          <table:table-cell office:value-type="float" office:value="12600000">
            <text:p>12600000</text:p>
          </table:table-cell>
          <table:table-cell office:value-type="float" office:value="43">
            <text:p>43</text:p>
          </table:table-cell>
          <table:table-cell office:value-type="string">
            <text:p>Rogue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/>
          <table:table-cell table:formula="of:=MIN([.B1:.B7])" office:value-type="float" office:value="88396">
            <text:p>88396</text:p>
          </table:table-cell>
          <table:table-cell table:number-columns-repeated="4"/>
        </table:table-row>
        <table:table-row table:style-name="ro2" table:number-rows-repeated="9">
          <table:table-cell table:number-columns-repeated="6"/>
        </table:table-row>
        <table:table-row table:style-name="ro2">
          <table:table-cell table:number-columns-repeated="2"/>
          <table:table-cell office:value-type="float" office:value="1740933">
            <text:p>1740933</text:p>
          </table:table-cell>
          <table:table-cell table:formula="of:=[.C19]-[.C1]" office:value-type="float" office:value="30469">
            <text:p>3046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2]+[.D20]" office:value-type="float" office:value="9460994">
            <text:p>9460994</text:p>
          </table:table-cell>
          <table:table-cell table:formula="of:=[.D19]" office:value-type="float" office:value="30469">
            <text:p>3046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3]+[.D21]" office:value-type="float" office:value="6229525">
            <text:p>6229525</text:p>
          </table:table-cell>
          <table:table-cell table:formula="of:=[.D20]" office:value-type="float" office:value="30469">
            <text:p>3046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4]+[.D22]" office:value-type="float" office:value="9491370">
            <text:p>9491370</text:p>
          </table:table-cell>
          <table:table-cell table:formula="of:=[.D21]" office:value-type="float" office:value="30469">
            <text:p>3046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5]+[.D23]" office:value-type="float" office:value="3742073">
            <text:p>3742073</text:p>
          </table:table-cell>
          <table:table-cell table:formula="of:=[.D22]" office:value-type="float" office:value="30469">
            <text:p>3046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6]+[.D24]" office:value-type="float" office:value="15942073">
            <text:p>15942073</text:p>
          </table:table-cell>
          <table:table-cell table:formula="of:=[.D23]" office:value-type="float" office:value="30469">
            <text:p>3046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[.C7]+[.D25]" office:value-type="float" office:value="12474979">
            <text:p>12474979</text:p>
          </table:table-cell>
          <table:table-cell table:formula="of:=[.D24]" office:value-type="float" office:value="30469">
            <text:p>30469</text:p>
          </table:table-cell>
          <table:table-cell table:number-columns-repeated="2"/>
        </table:table-row>
        <table:table-row table:style-name="ro3" table:number-rows-repeated="9">
          <table:table-cell table:number-columns-repeated="6"/>
        </table:table-row>
        <table:table-row table:style-name="ro2">
          <table:table-cell table:formula="of:=SUM([.A10:.A34])" office:value-type="float" office:value="0">
            <text:p>0</text:p>
          </table:table-cell>
          <table:table-cell table:formula="of:=[.B9]-[.A35]" office:value-type="float" office:value="88396">
            <text:p>88396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rt Galloway</meta:initial-creator>
    <meta:creation-date>2015-11-23T16:00:28</meta:creation-date>
    <dc:date>2015-11-23T18:57:24</dc:date>
    <dc:creator>Curt Galloway</dc:creator>
    <meta:editing-duration>PT2H26M25S</meta:editing-duration>
    <meta:editing-cycles>2</meta:editing-cycles>
    <meta:generator>LibreOffice/3.5$Linux_X86_64 LibreOffice_project/350m1$Build-413</meta:generator>
    <meta:document-statistic meta:table-count="3" meta:cell-count="59" meta:object-count="0"/>
  </office:meta>
</office:document-meta>
</file>